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Yu Gothic Light" svg:font-family="'Yu Gothic Ligh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Πίνακας4" style:family="table">
      <style:table-properties style:width="17.413cm" fo:margin-left="-0.413cm" table:align="left"/>
    </style:style>
    <style:style style:name="Πίνακας4.A" style:family="table-column">
      <style:table-column-properties style:column-width="2.999cm"/>
    </style:style>
    <style:style style:name="Πίνακας4.B" style:family="table-column">
      <style:table-column-properties style:column-width="2.263cm"/>
    </style:style>
    <style:style style:name="Πίνακας4.C" style:family="table-column">
      <style:table-column-properties style:column-width="2.441cm"/>
    </style:style>
    <style:style style:name="Πίνακας4.D" style:family="table-column">
      <style:table-column-properties style:column-width="2.409cm"/>
    </style:style>
    <style:style style:name="Πίνακας4.F" style:family="table-column">
      <style:table-column-properties style:column-width="2.439cm"/>
    </style:style>
    <style:style style:name="Πίνακας4.G" style:family="table-column">
      <style:table-column-properties style:column-width="2.42cm"/>
    </style:style>
    <style:style style:name="Πίνακας4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4.G1" style:family="table-cell">
      <style:table-cell-properties fo:padding="0.097cm" fo:border="0.05pt solid #000000"/>
    </style:style>
    <style:style style:name="Πίνακας4.A2" style:family="table-cell">
      <style:table-cell-properties fo:padding="0.097cm" fo:border-left="0.05pt solid #000000" fo:border-right="none" fo:border-top="none" fo:border-bottom="0.05pt solid #000000"/>
    </style:style>
    <style:style style:name="Πίνακας4.G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5" style:family="table">
      <style:table-properties style:width="17.471cm" fo:margin-left="-0.471cm" table:align="left"/>
    </style:style>
    <style:style style:name="Πίνακας5.A" style:family="table-column">
      <style:table-column-properties style:column-width="2.91cm"/>
    </style:style>
    <style:style style:name="Πίνακας5.B" style:family="table-column">
      <style:table-column-properties style:column-width="2.411cm"/>
    </style:style>
    <style:style style:name="Πίνακας5.C" style:family="table-column">
      <style:table-column-properties style:column-width="2.439cm"/>
    </style:style>
    <style:style style:name="Πίνακας5.G" style:family="table-column">
      <style:table-column-properties style:column-width="2.42cm"/>
    </style:style>
    <style:style style:name="Πίνακας5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5.G1" style:family="table-cell">
      <style:table-cell-properties fo:padding="0.097cm" fo:border="0.05pt solid #000000"/>
    </style:style>
    <style:style style:name="Πίνακας5.A2" style:family="table-cell">
      <style:table-cell-properties fo:padding="0.097cm" fo:border-left="0.05pt solid #000000" fo:border-right="none" fo:border-top="none" fo:border-bottom="0.05pt solid #000000"/>
    </style:style>
    <style:style style:name="Πίνακας5.G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5.5" style:family="table-row">
      <style:table-row-properties style:min-row-height="1.487cm"/>
    </style:style>
    <style:style style:name="Πίνακας6" style:family="table">
      <style:table-properties style:width="17.531cm" fo:margin-left="-0.531cm" table:align="left"/>
    </style:style>
    <style:style style:name="Πίνακας6.A" style:family="table-column">
      <style:table-column-properties style:column-width="2.969cm"/>
    </style:style>
    <style:style style:name="Πίνακας6.B" style:family="table-column">
      <style:table-column-properties style:column-width="2.411cm"/>
    </style:style>
    <style:style style:name="Πίνακας6.C" style:family="table-column">
      <style:table-column-properties style:column-width="2.439cm"/>
    </style:style>
    <style:style style:name="Πίνακας6.F" style:family="table-column">
      <style:table-column-properties style:column-width="2.441cm"/>
    </style:style>
    <style:style style:name="Πίνακας6.G" style:family="table-column">
      <style:table-column-properties style:column-width="2.42cm"/>
    </style:style>
    <style:style style:name="Πίνακας6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6.G1" style:family="table-cell">
      <style:table-cell-properties fo:padding="0.097cm" fo:border="0.05pt solid #000000"/>
    </style:style>
    <style:style style:name="Πίνακας6.A2" style:family="table-cell">
      <style:table-cell-properties fo:padding="0.097cm" fo:border-left="0.05pt solid #000000" fo:border-right="none" fo:border-top="none" fo:border-bottom="0.05pt solid #000000"/>
    </style:style>
    <style:style style:name="Πίνακας6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4pt" fo:language="en" fo:country="US" fo:font-weight="normal" officeooo:rsid="00133b34" officeooo:paragraph-rsid="0002dc11" style:font-size-asian="14pt" style:font-weight-asian="normal" style:font-size-complex="14pt" style:font-weight-complex="normal"/>
    </style:style>
    <style:style style:name="P2" style:family="paragraph" style:parent-style-name="Standard">
      <style:text-properties style:font-name="Liberation Serif" fo:font-size="14pt" fo:language="en" fo:country="US" fo:font-weight="normal" officeooo:rsid="0014a43a" officeooo:paragraph-rsid="0002dc11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Liberation Serif" fo:font-size="14pt" fo:language="en" fo:country="US" officeooo:rsid="00210aac" officeooo:paragraph-rsid="0002dc11" style:font-size-asian="14pt" style:font-size-complex="14pt"/>
    </style:style>
    <style:style style:name="P4" style:family="paragraph" style:parent-style-name="Standard">
      <style:text-properties officeooo:paragraph-rsid="0002dc11"/>
    </style:style>
    <style:style style:name="P5" style:family="paragraph" style:parent-style-name="Table_20_Contents">
      <style:paragraph-properties fo:text-align="center" style:justify-single-word="false"/>
      <style:text-properties fo:font-size="15pt" fo:language="en" fo:country="US" fo:font-weight="bold" officeooo:rsid="0012e2e0" officeooo:paragraph-rsid="0002dc11" style:font-size-asian="15pt" style:font-weight-asian="bold" style:font-size-complex="1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5pt" fo:language="en" fo:country="US" fo:font-weight="bold" officeooo:rsid="00133b34" officeooo:paragraph-rsid="0002dc11" style:font-size-asian="15pt" style:font-weight-asian="bold" style:font-size-complex="15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5pt" fo:language="en" fo:country="US" fo:font-weight="bold" officeooo:rsid="00159255" officeooo:paragraph-rsid="0002dc11" style:font-size-asian="15pt" style:font-weight-asian="bold" style:font-size-complex="1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5pt" fo:language="en" fo:country="US" fo:font-weight="bold" officeooo:rsid="000cc3d4" officeooo:paragraph-rsid="000cc3d4" style:font-size-asian="15pt" style:font-weight-asian="bold" style:font-size-complex="1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language="en" fo:country="US" officeooo:rsid="00133b34" officeooo:paragraph-rsid="0002dc11"/>
    </style:style>
    <style:style style:name="P10" style:family="paragraph" style:parent-style-name="Table_20_Contents">
      <style:paragraph-properties fo:text-align="center" style:justify-single-word="false"/>
      <style:text-properties fo:language="en" fo:country="US" officeooo:rsid="00199145" officeooo:paragraph-rsid="0002dc11"/>
    </style:style>
    <style:style style:name="P11" style:family="paragraph" style:parent-style-name="Table_20_Contents">
      <style:paragraph-properties fo:text-align="center" style:justify-single-word="false"/>
      <style:text-properties fo:language="en" fo:country="US" officeooo:rsid="00042338" officeooo:paragraph-rsid="00042338"/>
    </style:style>
    <style:style style:name="P12" style:family="paragraph" style:parent-style-name="Table_20_Contents">
      <style:paragraph-properties fo:text-align="center" style:justify-single-word="false"/>
      <style:text-properties fo:language="en" fo:country="US" officeooo:rsid="00053174" officeooo:paragraph-rsid="00053174"/>
    </style:style>
    <style:style style:name="P13" style:family="paragraph" style:parent-style-name="Table_20_Contents">
      <style:paragraph-properties fo:text-align="center" style:justify-single-word="false"/>
      <style:text-properties fo:language="en" fo:country="US" officeooo:rsid="000559d9" officeooo:paragraph-rsid="000559d9"/>
    </style:style>
    <style:style style:name="P14" style:family="paragraph" style:parent-style-name="Subtitle">
      <style:text-properties fo:language="en" fo:country="GB" officeooo:rsid="000c0e37" officeooo:paragraph-rsid="0002dc11"/>
    </style:style>
    <style:style style:name="P15" style:family="paragraph" style:parent-style-name="Subtitle">
      <style:text-properties style:font-name="Liberation Serif" fo:font-size="14pt" fo:language="en" fo:country="GB" fo:font-weight="normal" officeooo:rsid="000c0e37" officeooo:paragraph-rsid="0002dc11" style:font-size-asian="14pt" style:font-weight-asian="normal" style:font-size-complex="14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language="en" fo:country="US" officeooo:rsid="000e0080" officeooo:paragraph-rsid="000e0080"/>
    </style:style>
    <style:style style:name="P17" style:family="paragraph" style:parent-style-name="Heading_20_1">
      <style:text-properties style:font-name="Liberation Serif" fo:font-size="14pt" fo:language="en" fo:country="US" officeooo:rsid="00210aac" officeooo:paragraph-rsid="0002dc11" style:font-size-asian="14pt" style:font-size-complex="14pt"/>
    </style:style>
    <style:style style:name="T1" style:family="text">
      <style:text-properties style:font-name="Liberation Serif" fo:font-size="14pt" fo:language="en" fo:country="US" fo:font-weight="normal" officeooo:rsid="00210aac" style:font-name-asian="Yu Gothic Light" style:font-size-asian="14pt" style:font-weight-asian="normal" style:font-size-complex="14pt" style:font-weight-complex="normal"/>
    </style:style>
    <style:style style:name="T2" style:family="text">
      <style:text-properties style:font-name="Liberation Serif" fo:language="en" fo:country="US" officeooo:rsid="00133b34" style:font-name-asian="Yu Gothic Light"/>
    </style:style>
    <style:style style:name="T3" style:family="text">
      <style:text-properties style:font-name="Liberation Serif" fo:language="en" fo:country="US" officeooo:rsid="0014a43a" style:font-name-asian="Yu Gothic Light"/>
    </style:style>
    <style:style style:name="T4" style:family="text">
      <style:text-properties fo:language="en" fo:country="US" officeooo:rsid="00216273" style:font-name-asian="Yu Gothic Light"/>
    </style:style>
    <style:style style:name="T5" style:family="text">
      <style:text-properties fo:language="en" fo:country="US" officeooo:rsid="00210aac" style:font-name-asian="Yu Gothic Light"/>
    </style:style>
    <style:style style:name="T6" style:family="text">
      <style:text-properties fo:language="en" fo:country="US" officeooo:rsid="00227747" style:font-name-asian="Yu Gothic Light"/>
    </style:style>
    <style:style style:name="T7" style:family="text">
      <style:text-properties officeooo:rsid="00210aac" style:font-name-asian="Yu Gothic Ligh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Default_20_Paragraph_20_Font"><text:span text:style-name="T1">Bernoulli Results</text:span></text:span></text:p>
      <table:table table:name="Πίνακας4" table:style-name="Πίνακας4">
        <table:table-column table:style-name="Πίνακας4.A"/>
        <table:table-column table:style-name="Πίνακας4.B"/>
        <table:table-column table:style-name="Πίνακας4.C"/>
        <table:table-column table:style-name="Πίνακας4.D"/>
        <table:table-column table:style-name="Πίνακας4.C"/>
        <table:table-column table:style-name="Πίνακας4.F"/>
        <table:table-column table:style-name="Πίνακας4.G"/>
        <table:table-row>
          <table:table-cell table:style-name="Πίνακας4.A1" office:value-type="string">
            <text:p text:style-name="P5"/>
          </table:table-cell>
          <table:table-cell table:style-name="Πίνακας4.A1" office:value-type="string">
            <text:p text:style-name="P5">Accuracy</text:p>
          </table:table-cell>
          <table:table-cell table:style-name="Πίνακας4.A1" office:value-type="string">
            <text:p text:style-name="P5">AUC</text:p>
          </table:table-cell>
          <table:table-cell table:style-name="Πίνακας4.A1" office:value-type="string">
            <text:p text:style-name="P5">Recall</text:p>
          </table:table-cell>
          <table:table-cell table:style-name="Πίνακας4.A1" office:value-type="string">
            <text:p text:style-name="P5">Precision</text:p>
          </table:table-cell>
          <table:table-cell table:style-name="Πίνακας4.A1" office:value-type="string">
            <text:p text:style-name="P5">F_Score</text:p>
          </table:table-cell>
          <table:table-cell table:style-name="Πίνακας4.G1" office:value-type="string">
            <text:p text:style-name="P5">SNPs</text:p>
          </table:table-cell>
        </table:table-row>
        <table:table-row>
          <table:table-cell table:style-name="Πίνακας4.A2" office:value-type="string">
            <text:p text:style-name="P6">Low</text:p>
          </table:table-cell>
          <table:table-cell table:style-name="Πίνακας4.A2" office:value-type="string">
            <text:p text:style-name="P11">0,99</text:p>
          </table:table-cell>
          <table:table-cell table:style-name="Πίνακας4.A2" office:value-type="string">
            <text:p text:style-name="P11">0,97</text:p>
          </table:table-cell>
          <table:table-cell table:style-name="Πίνακας4.A2" office:value-type="string">
            <text:p text:style-name="P11">0,95</text:p>
          </table:table-cell>
          <table:table-cell table:style-name="Πίνακας4.A2" office:value-type="string">
            <text:p text:style-name="P11">1</text:p>
          </table:table-cell>
          <table:table-cell table:style-name="Πίνακας4.A2" office:value-type="string">
            <text:p text:style-name="P11">0,97</text:p>
          </table:table-cell>
          <table:table-cell table:style-name="Πίνακας4.G2" office:value-type="string">
            <text:p text:style-name="P11">2106</text:p>
          </table:table-cell>
        </table:table-row>
        <table:table-row>
          <table:table-cell table:style-name="Πίνακας4.A2" office:value-type="string">
            <text:p text:style-name="P6">High</text:p>
          </table:table-cell>
          <table:table-cell table:style-name="Πίνακας4.A2" office:value-type="string">
            <text:p text:style-name="P12">0,68</text:p>
          </table:table-cell>
          <table:table-cell table:style-name="Πίνακας4.A2" office:value-type="string">
            <text:p text:style-name="P12">0,66</text:p>
          </table:table-cell>
          <table:table-cell table:style-name="Πίνακας4.A2" office:value-type="string">
            <text:p text:style-name="P12">0,61</text:p>
          </table:table-cell>
          <table:table-cell table:style-name="Πίνακας4.A2" office:value-type="string">
            <text:p text:style-name="P12">0,35</text:p>
          </table:table-cell>
          <table:table-cell table:style-name="Πίνακας4.A2" office:value-type="string">
            <text:p text:style-name="P12">0,44</text:p>
          </table:table-cell>
          <table:table-cell table:style-name="Πίνακας4.G2" office:value-type="string">
            <text:p text:style-name="P12">3309</text:p>
          </table:table-cell>
        </table:table-row>
        <table:table-row>
          <table:table-cell table:style-name="Πίνακας4.A2" office:value-type="string">
            <text:p text:style-name="P7">Low Union</text:p>
          </table:table-cell>
          <table:table-cell table:style-name="Πίνακας4.A2" office:value-type="string">
            <text:p text:style-name="P12">0,91</text:p>
          </table:table-cell>
          <table:table-cell table:style-name="Πίνακας4.A2" office:value-type="string">
            <text:p text:style-name="P12">0,80</text:p>
          </table:table-cell>
          <table:table-cell table:style-name="Πίνακας4.A2" office:value-type="string">
            <text:p text:style-name="P12">0,61</text:p>
          </table:table-cell>
          <table:table-cell table:style-name="Πίνακας4.A2" office:value-type="string">
            <text:p text:style-name="P12">0,99</text:p>
          </table:table-cell>
          <table:table-cell table:style-name="Πίνακας4.A2" office:value-type="string">
            <text:p text:style-name="P12">0,75</text:p>
          </table:table-cell>
          <table:table-cell table:style-name="Πίνακας4.G2" office:value-type="string">
            <text:p text:style-name="P12">1362</text:p>
          </table:table-cell>
        </table:table-row>
        <table:table-row>
          <table:table-cell table:style-name="Πίνακας4.A2" office:value-type="string">
            <text:p text:style-name="P7">Low Intersection</text:p>
          </table:table-cell>
          <table:table-cell table:style-name="Πίνακας4.A2" office:value-type="string">
            <text:p text:style-name="P12">0,98</text:p>
          </table:table-cell>
          <table:table-cell table:style-name="Πίνακας4.A2" office:value-type="string">
            <text:p text:style-name="P12">0,97</text:p>
          </table:table-cell>
          <table:table-cell table:style-name="Πίνακας4.A2" office:value-type="string">
            <text:p text:style-name="P12">0,95</text:p>
          </table:table-cell>
          <table:table-cell table:style-name="Πίνακας4.A2" office:value-type="string">
            <text:p text:style-name="P12">1</text:p>
          </table:table-cell>
          <table:table-cell table:style-name="Πίνακας4.A2" office:value-type="string">
            <text:p text:style-name="P12">0,97</text:p>
          </table:table-cell>
          <table:table-cell table:style-name="Πίνακας4.G2" office:value-type="string">
            <text:p text:style-name="P12">2020</text:p>
          </table:table-cell>
        </table:table-row>
        <table:table-row>
          <table:table-cell table:style-name="Πίνακας4.A2" office:value-type="string">
            <text:p text:style-name="P8">Random</text:p>
          </table:table-cell>
          <table:table-cell table:style-name="Πίνακας4.A2" office:value-type="string">
            <text:p text:style-name="P16">0,77</text:p>
          </table:table-cell>
          <table:table-cell table:style-name="Πίνακας4.A2" office:value-type="string">
            <text:p text:style-name="P16">0,75</text:p>
          </table:table-cell>
          <table:table-cell table:style-name="Πίνακας4.A2" office:value-type="string">
            <text:p text:style-name="P16">0,71</text:p>
          </table:table-cell>
          <table:table-cell table:style-name="Πίνακας4.A2" office:value-type="string">
            <text:p text:style-name="P16">0,47</text:p>
          </table:table-cell>
          <table:table-cell table:style-name="Πίνακας4.A2" office:value-type="string">
            <text:p text:style-name="P16">0,56</text:p>
          </table:table-cell>
          <table:table-cell table:style-name="Πίνακας4.G2" office:value-type="string">
            <text:p text:style-name="P16">2020</text:p>
          </table:table-cell>
        </table:table-row>
        <table:table-row>
          <table:table-cell table:style-name="Πίνακας4.A2" office:value-type="string">
            <text:p text:style-name="P7">All</text:p>
          </table:table-cell>
          <table:table-cell table:style-name="Πίνακας4.A2" office:value-type="string">
            <text:p text:style-name="P12">0,75</text:p>
          </table:table-cell>
          <table:table-cell table:style-name="Πίνακας4.A2" office:value-type="string">
            <text:p text:style-name="P12">0,73</text:p>
          </table:table-cell>
          <table:table-cell table:style-name="Πίνακας4.A2" office:value-type="string">
            <text:p text:style-name="P12">0,69</text:p>
          </table:table-cell>
          <table:table-cell table:style-name="Πίνακας4.A2" office:value-type="string">
            <text:p text:style-name="P12">0,43</text:p>
          </table:table-cell>
          <table:table-cell table:style-name="Πίνακας4.A2" office:value-type="string">
            <text:p text:style-name="P12">0,53</text:p>
          </table:table-cell>
          <table:table-cell table:style-name="Πίνακας4.G2" office:value-type="string">
            <text:p text:style-name="P12">5415</text:p>
          </table:table-cell>
        </table:table-row>
      </table:table>
      <text:p text:style-name="P1"><text:span text:style-name="Default_20_Paragraph_20_Font"><text:span text:style-name="T2"/></text:span></text:p>
      <text:h text:style-name="P17" text:outline-level="1"/>
      <text:p text:style-name="P15"><text:span text:style-name="Default_20_Paragraph_20_Font"><text:span text:style-name="T4">SVM</text:span></text:span><text:span text:style-name="Default_20_Paragraph_20_Font"><text:span text:style-name="T5"> Results</text:span></text:span></text:p>
      <table:table table:name="Πίνακας5" table:style-name="Πίνακας5">
        <table:table-column table:style-name="Πίνακας5.A"/>
        <table:table-column table:style-name="Πίνακας5.B"/>
        <table:table-column table:style-name="Πίνακας5.C"/>
        <table:table-column table:style-name="Πίνακας5.B"/>
        <table:table-column table:style-name="Πίνακας5.C" table:number-columns-repeated="2"/>
        <table:table-column table:style-name="Πίνακας5.G"/>
        <table:table-row>
          <table:table-cell table:style-name="Πίνακας5.A1" office:value-type="string">
            <text:p text:style-name="P5"/>
          </table:table-cell>
          <table:table-cell table:style-name="Πίνακας5.A1" office:value-type="string">
            <text:p text:style-name="P5">Accuracy</text:p>
          </table:table-cell>
          <table:table-cell table:style-name="Πίνακας5.A1" office:value-type="string">
            <text:p text:style-name="P5">AUC</text:p>
          </table:table-cell>
          <table:table-cell table:style-name="Πίνακας5.A1" office:value-type="string">
            <text:p text:style-name="P5">Recall</text:p>
          </table:table-cell>
          <table:table-cell table:style-name="Πίνακας5.A1" office:value-type="string">
            <text:p text:style-name="P5">Precision</text:p>
          </table:table-cell>
          <table:table-cell table:style-name="Πίνακας5.A1" office:value-type="string">
            <text:p text:style-name="P5">F_Score</text:p>
          </table:table-cell>
          <table:table-cell table:style-name="Πίνακας5.G1" office:value-type="string">
            <text:p text:style-name="P5">SNPs</text:p>
          </table:table-cell>
        </table:table-row>
        <table:table-row>
          <table:table-cell table:style-name="Πίνακας5.A2" office:value-type="string">
            <text:p text:style-name="P6">Low</text:p>
          </table:table-cell>
          <table:table-cell table:style-name="Πίνακας5.A2" office:value-type="string">
            <text:p text:style-name="P13">0,96</text:p>
          </table:table-cell>
          <table:table-cell table:style-name="Πίνακας5.A2" office:value-type="string">
            <text:p text:style-name="P13">0,90</text:p>
          </table:table-cell>
          <table:table-cell table:style-name="Πίνακας5.A2" office:value-type="string">
            <text:p text:style-name="P13">0,82</text:p>
          </table:table-cell>
          <table:table-cell table:style-name="Πίνακας5.A2" office:value-type="string">
            <text:p text:style-name="P13">0,98</text:p>
          </table:table-cell>
          <table:table-cell table:style-name="Πίνακας5.A2" office:value-type="string">
            <text:p text:style-name="P13">0,89</text:p>
          </table:table-cell>
          <table:table-cell table:style-name="Πίνακας5.G2" office:value-type="string">
            <text:p text:style-name="P13">2106</text:p>
          </table:table-cell>
        </table:table-row>
        <table:table-row>
          <table:table-cell table:style-name="Πίνακας5.A2" office:value-type="string">
            <text:p text:style-name="P6">High</text:p>
          </table:table-cell>
          <table:table-cell table:style-name="Πίνακας5.A2" office:value-type="string">
            <text:p text:style-name="P13">0,87</text:p>
          </table:table-cell>
          <table:table-cell table:style-name="Πίνακας5.A2" office:value-type="string">
            <text:p text:style-name="P13">0,78</text:p>
          </table:table-cell>
          <table:table-cell table:style-name="Πίνακας5.A2" office:value-type="string">
            <text:p text:style-name="P13">0,63</text:p>
          </table:table-cell>
          <table:table-cell table:style-name="Πίνακας5.A2" office:value-type="string">
            <text:p text:style-name="P13">0,73</text:p>
          </table:table-cell>
          <table:table-cell table:style-name="Πίνακας5.A2" office:value-type="string">
            <text:p text:style-name="P13">0,67</text:p>
          </table:table-cell>
          <table:table-cell table:style-name="Πίνακας5.G2" office:value-type="string">
            <text:p text:style-name="P13">3309</text:p>
          </table:table-cell>
        </table:table-row>
        <table:table-row>
          <table:table-cell table:style-name="Πίνακας5.A2" office:value-type="string">
            <text:p text:style-name="P7">Low Union</text:p>
          </table:table-cell>
          <table:table-cell table:style-name="Πίνακας5.A2" office:value-type="string">
            <text:p text:style-name="P13">0,91</text:p>
          </table:table-cell>
          <table:table-cell table:style-name="Πίνακας5.A2" office:value-type="string">
            <text:p text:style-name="P13">0,81</text:p>
          </table:table-cell>
          <table:table-cell table:style-name="Πίνακας5.A2" office:value-type="string">
            <text:p text:style-name="P13">0,64</text:p>
          </table:table-cell>
          <table:table-cell table:style-name="Πίνακας5.A2" office:value-type="string">
            <text:p text:style-name="P13">0,94</text:p>
          </table:table-cell>
          <table:table-cell table:style-name="Πίνακας5.A2" office:value-type="string">
            <text:p text:style-name="P13">0,76</text:p>
          </table:table-cell>
          <table:table-cell table:style-name="Πίνακας5.G2" office:value-type="string">
            <text:p text:style-name="P13">1362</text:p>
          </table:table-cell>
        </table:table-row>
        <table:table-row table:style-name="Πίνακας5.5">
          <table:table-cell table:style-name="Πίνακας5.A2" office:value-type="string">
            <text:p text:style-name="P7">Low Intersection</text:p>
          </table:table-cell>
          <table:table-cell table:style-name="Πίνακας5.A2" office:value-type="string">
            <text:p text:style-name="P13">0,96</text:p>
          </table:table-cell>
          <table:table-cell table:style-name="Πίνακας5.A2" office:value-type="string">
            <text:p text:style-name="P13">0,90</text:p>
          </table:table-cell>
          <table:table-cell table:style-name="Πίνακας5.A2" office:value-type="string">
            <text:p text:style-name="P13">0,82</text:p>
          </table:table-cell>
          <table:table-cell table:style-name="Πίνακας5.A2" office:value-type="string">
            <text:p text:style-name="P13">0,97</text:p>
          </table:table-cell>
          <table:table-cell table:style-name="Πίνακας5.A2" office:value-type="string">
            <text:p text:style-name="P13">0,89</text:p>
          </table:table-cell>
          <table:table-cell table:style-name="Πίνακας5.G2" office:value-type="string">
            <text:p text:style-name="P13">2020</text:p>
          </table:table-cell>
        </table:table-row>
        <table:table-row>
          <table:table-cell table:style-name="Πίνακας5.A2" office:value-type="string">
            <text:p text:style-name="P8">Random</text:p>
          </table:table-cell>
          <table:table-cell table:style-name="Πίνακας5.A2" office:value-type="string">
            <text:p text:style-name="P16">0,92</text:p>
          </table:table-cell>
          <table:table-cell table:style-name="Πίνακας5.A2" office:value-type="string">
            <text:p text:style-name="P16">0,85</text:p>
          </table:table-cell>
          <table:table-cell table:style-name="Πίνακας5.A2" office:value-type="string">
            <text:p text:style-name="P16">0,74</text:p>
          </table:table-cell>
          <table:table-cell table:style-name="Πίνακας5.A2" office:value-type="string">
            <text:p text:style-name="P16">0,88</text:p>
          </table:table-cell>
          <table:table-cell table:style-name="Πίνακας5.A2" office:value-type="string">
            <text:p text:style-name="P16">0,80</text:p>
          </table:table-cell>
          <table:table-cell table:style-name="Πίνακας5.G2" office:value-type="string">
            <text:p text:style-name="P16">2020</text:p>
          </table:table-cell>
        </table:table-row>
        <table:table-row>
          <table:table-cell table:style-name="Πίνακας5.A2" office:value-type="string">
            <text:p text:style-name="P7">All</text:p>
          </table:table-cell>
          <table:table-cell table:style-name="Πίνακας5.A2" office:value-type="string">
            <text:p text:style-name="P13">0,95</text:p>
          </table:table-cell>
          <table:table-cell table:style-name="Πίνακας5.A2" office:value-type="string">
            <text:p text:style-name="P13">0,89</text:p>
          </table:table-cell>
          <table:table-cell table:style-name="Πίνακας5.A2" office:value-type="string">
            <text:p text:style-name="P13">0,80</text:p>
          </table:table-cell>
          <table:table-cell table:style-name="Πίνακας5.A2" office:value-type="string">
            <text:p text:style-name="P13">0,95</text:p>
          </table:table-cell>
          <table:table-cell table:style-name="Πίνακας5.A2" office:value-type="string">
            <text:p text:style-name="P13">0,87</text:p>
          </table:table-cell>
          <table:table-cell table:style-name="Πίνακας5.G2" office:value-type="string">
            <text:p text:style-name="P13">5415</text:p>
          </table:table-cell>
        </table:table-row>
      </table:table>
      <text:p text:style-name="P2"><text:span text:style-name="Default_20_Paragraph_20_Font"><text:span text:style-name="T3"/></text:span></text:p>
      <text:p text:style-name="P2"><text:span text:style-name="Default_20_Paragraph_20_Font"><text:span text:style-name="T3"/></text:span></text:p>
      <text:p text:style-name="P2"><text:span text:style-name="Default_20_Paragraph_20_Font"><text:span text:style-name="T3"/></text:span></text:p>
      <text:p text:style-name="P3"/>
      <text:p text:style-name="P15"><text:span text:style-name="Default_20_Paragraph_20_Font"><text:span text:style-name="T6">Linear Logistic Regression</text:span></text:span><text:span text:style-name="Default_20_Paragraph_20_Font"><text:span text:style-name="T7"> Results</text:span></text:span></text:p>
      <table:table table:name="Πίνακας6" table:style-name="Πίνακας6">
        <table:table-column table:style-name="Πίνακας6.A"/>
        <table:table-column table:style-name="Πίνακας6.B"/>
        <table:table-column table:style-name="Πίνακας6.C"/>
        <table:table-column table:style-name="Πίνακας6.B"/>
        <table:table-column table:style-name="Πίνακας6.C"/>
        <table:table-column table:style-name="Πίνακας6.F"/>
        <table:table-column table:style-name="Πίνακας6.G"/>
        <table:table-row>
          <table:table-cell table:style-name="Πίνακας6.A1" office:value-type="string">
            <text:p text:style-name="P5"/>
          </table:table-cell>
          <table:table-cell table:style-name="Πίνακας6.A1" office:value-type="string">
            <text:p text:style-name="P5">Accuracy</text:p>
          </table:table-cell>
          <table:table-cell table:style-name="Πίνακας6.A1" office:value-type="string">
            <text:p text:style-name="P5">AUC</text:p>
          </table:table-cell>
          <table:table-cell table:style-name="Πίνακας6.A1" office:value-type="string">
            <text:p text:style-name="P5">Recall</text:p>
          </table:table-cell>
          <table:table-cell table:style-name="Πίνακας6.A1" office:value-type="string">
            <text:p text:style-name="P5">Precision</text:p>
          </table:table-cell>
          <table:table-cell table:style-name="Πίνακας6.A1" office:value-type="string">
            <text:p text:style-name="P5">F_Score</text:p>
          </table:table-cell>
          <table:table-cell table:style-name="Πίνακας6.G1" office:value-type="string">
            <text:p text:style-name="P5">SNPs</text:p>
          </table:table-cell>
        </table:table-row>
        <table:table-row>
          <table:table-cell table:style-name="Πίνακας6.A2" office:value-type="string">
            <text:p text:style-name="P6">Low</text:p>
          </table:table-cell>
          <table:table-cell table:style-name="Πίνακας6.A2" office:value-type="string">
            <text:p text:style-name="P9">0,93</text:p>
          </table:table-cell>
          <table:table-cell table:style-name="Πίνακας6.A2" office:value-type="string">
            <text:p text:style-name="P9">0,84</text:p>
          </table:table-cell>
          <table:table-cell table:style-name="Πίνακας6.A2" office:value-type="string">
            <text:p text:style-name="P9">0,70</text:p>
          </table:table-cell>
          <table:table-cell table:style-name="Πίνακας6.A2" office:value-type="string">
            <text:p text:style-name="P9">0,94</text:p>
          </table:table-cell>
          <table:table-cell table:style-name="Πίνακας6.A2" office:value-type="string">
            <text:p text:style-name="P9">0,80</text:p>
          </table:table-cell>
          <table:table-cell table:style-name="Πίνακας6.G2" office:value-type="string">
            <text:p text:style-name="P9">2106</text:p>
          </table:table-cell>
        </table:table-row>
        <table:table-row>
          <table:table-cell table:style-name="Πίνακας6.A2" office:value-type="string">
            <text:p text:style-name="P6">High</text:p>
          </table:table-cell>
          <table:table-cell table:style-name="Πίνακας6.A2" office:value-type="string">
            <text:p text:style-name="P9">0,88</text:p>
          </table:table-cell>
          <table:table-cell table:style-name="Πίνακας6.A2" office:value-type="string">
            <text:p text:style-name="P9">0,77</text:p>
          </table:table-cell>
          <table:table-cell table:style-name="Πίνακας6.A2" office:value-type="string">
            <text:p text:style-name="P9">0,58</text:p>
          </table:table-cell>
          <table:table-cell table:style-name="Πίνακας6.A2" office:value-type="string">
            <text:p text:style-name="P9">0,80</text:p>
          </table:table-cell>
          <table:table-cell table:style-name="Πίνακας6.A2" office:value-type="string">
            <text:p text:style-name="P9">0,67</text:p>
          </table:table-cell>
          <table:table-cell table:style-name="Πίνακας6.G2" office:value-type="string">
            <text:p text:style-name="P9">3309</text:p>
          </table:table-cell>
        </table:table-row>
        <table:table-row>
          <table:table-cell table:style-name="Πίνακας6.A2" office:value-type="string">
            <text:p text:style-name="P7">Low Union</text:p>
          </table:table-cell>
          <table:table-cell table:style-name="Πίνακας6.A2" office:value-type="string">
            <text:p text:style-name="P9">0,89</text:p>
          </table:table-cell>
          <table:table-cell table:style-name="Πίνακας6.A2" office:value-type="string">
            <text:p text:style-name="P9">0,74</text:p>
          </table:table-cell>
          <table:table-cell table:style-name="Πίνακας6.A2" office:value-type="string">
            <text:p text:style-name="P9">0,49</text:p>
          </table:table-cell>
          <table:table-cell table:style-name="Πίνακας6.A2" office:value-type="string">
            <text:p text:style-name="P9">0,95</text:p>
          </table:table-cell>
          <table:table-cell table:style-name="Πίνακας6.A2" office:value-type="string">
            <text:p text:style-name="P9">0,64</text:p>
          </table:table-cell>
          <table:table-cell table:style-name="Πίνακας6.G2" office:value-type="string">
            <text:p text:style-name="P9">1362</text:p>
          </table:table-cell>
        </table:table-row>
        <table:table-row>
          <table:table-cell table:style-name="Πίνακας6.A2" office:value-type="string">
            <text:p text:style-name="P7">Low Intersection</text:p>
          </table:table-cell>
          <table:table-cell table:style-name="Πίνακας6.A2" office:value-type="string">
            <text:p text:style-name="P9">0,92</text:p>
          </table:table-cell>
          <table:table-cell table:style-name="Πίνακας6.A2" office:value-type="string">
            <text:p text:style-name="P9">0,84</text:p>
          </table:table-cell>
          <table:table-cell table:style-name="Πίνακας6.A2" office:value-type="string">
            <text:p text:style-name="P9">0,69</text:p>
          </table:table-cell>
          <table:table-cell table:style-name="Πίνακας6.A2" office:value-type="string">
            <text:p text:style-name="P9">0,94</text:p>
          </table:table-cell>
          <table:table-cell table:style-name="Πίνακας6.A2" office:value-type="string">
            <text:p text:style-name="P9">0,79</text:p>
          </table:table-cell>
          <table:table-cell table:style-name="Πίνακας6.G2" office:value-type="string">
            <text:p text:style-name="P9">2020</text:p>
          </table:table-cell>
        </table:table-row>
        <text:soft-page-break/>
        <table:table-row>
          <table:table-cell table:style-name="Πίνακας6.A2" office:value-type="string">
            <text:p text:style-name="P8">Random</text:p>
          </table:table-cell>
          <table:table-cell table:style-name="Πίνακας6.A2" office:value-type="string">
            <text:p text:style-name="P16">0,90</text:p>
          </table:table-cell>
          <table:table-cell table:style-name="Πίνακας6.A2" office:value-type="string">
            <text:p text:style-name="P16">0,82</text:p>
          </table:table-cell>
          <table:table-cell table:style-name="Πίνακας6.A2" office:value-type="string">
            <text:p text:style-name="P16">0,66</text:p>
          </table:table-cell>
          <table:table-cell table:style-name="Πίνακας6.A2" office:value-type="string">
            <text:p text:style-name="P16">0,86</text:p>
          </table:table-cell>
          <table:table-cell table:style-name="Πίνακας6.A2" office:value-type="string">
            <text:p text:style-name="P16">0,75</text:p>
          </table:table-cell>
          <table:table-cell table:style-name="Πίνακας6.G2" office:value-type="string">
            <text:p text:style-name="P16">2020</text:p>
          </table:table-cell>
        </table:table-row>
        <table:table-row>
          <table:table-cell table:style-name="Πίνακας6.A2" office:value-type="string">
            <text:p text:style-name="P7">All</text:p>
          </table:table-cell>
          <table:table-cell table:style-name="Πίνακας6.A2" office:value-type="string">
            <text:p text:style-name="P10">0,92</text:p>
          </table:table-cell>
          <table:table-cell table:style-name="Πίνακας6.A2" office:value-type="string">
            <text:p text:style-name="P10">0,85</text:p>
          </table:table-cell>
          <table:table-cell table:style-name="Πίνακας6.A2" office:value-type="string">
            <text:p text:style-name="P10">0,72</text:p>
          </table:table-cell>
          <table:table-cell table:style-name="Πίνακας6.A2" office:value-type="string">
            <text:p text:style-name="P10">0,91</text:p>
          </table:table-cell>
          <table:table-cell table:style-name="Πίνακας6.A2" office:value-type="string">
            <text:p text:style-name="P10">0,80</text:p>
          </table:table-cell>
          <table:table-cell table:style-name="Πίνακας6.G2" office:value-type="string">
            <text:p text:style-name="P10">5415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Yu Gothic Light" svg:font-family="'Yu Gothic Ligh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>
      <style:paragraph-properties fo:margin-top="0cm" fo:margin-bottom="0.106cm" loext:contextual-spacing="false" fo:line-height="150%" fo:text-align="justify" style:justify-single-word="false" fo:hyphenation-ladder-count="no-limit"/>
      <style:text-properties style:font-name="Cambria" fo:font-family="Cambria" style:font-family-generic="roman" style:font-pitch="variable" fo:font-size="11pt" fo:language="el" fo:country="GR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282cm" loext:contextual-spacing="false" fo:hyphenation-ladder-count="no-limit"/>
      <style:text-properties fo:color="#5a5a5a" style:font-name="Calibri" fo:font-family="Calibri" style:font-family-generic="swiss" style:font-pitch="variable" fo:letter-spacing="0.026cm" style:font-name-asian="Yu Mincho" style:font-family-asian="'Yu Mincho'" style:font-family-generic-asian="roman" style:font-pitch-asian="variable" style:font-name-complex="Arial1" style:font-family-complex="Arial" style:font-family-generic-complex="swiss" style:font-pitch-complex="variable" style:font-size-complex="11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6pt" style:font-name-asian="Yu Gothic Light" style:font-family-asian="'Yu Gothic Light'" style:font-family-generic-asian="swiss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5:27:01.040000000</meta:creation-date>
    <dc:date>2017-10-29T15:29:15.581000000</dc:date>
    <meta:editing-duration>PT1H6M35S</meta:editing-duration>
    <meta:editing-cycles>9</meta:editing-cycles>
    <meta:generator>LibreOffice/5.4.1.2$Windows_x86 LibreOffice_project/ea7cb86e6eeb2bf3a5af73a8f7777ac570321527</meta:generator>
    <meta:document-statistic meta:table-count="3" meta:image-count="0" meta:object-count="0" meta:page-count="2" meta:paragraph-count="147" meta:word-count="158" meta:character-count="722" meta:non-whitespace-character-count="711"/>
  </office:meta>
</office:document-meta>
</file>